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fo:background-color="#1f1f1f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bcbaa" fo:background-color="#1f1f1f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dab6b" fo:background-color="#1f1f1f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dc0df" fo:background-color="#1f1f1f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edba4" fo:background-color="#1f1f1f" style:font-size-asian="12pt" style:font-size-complex="12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66d3f" fo:background-color="#1f1f1f" style:font-size-asian="12pt" style:font-size-complex="12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98a2f" fo:background-color="#1f1f1f" style:font-size-asian="12pt" style:font-size-complex="12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cb0c2" fo:background-color="#1f1f1f" style:font-size-asian="12pt" style:font-size-complex="12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335f98" fo:background-color="#1f1f1f" style:font-size-asian="12pt" style:font-size-complex="12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b73cb" fo:background-color="#1f1f1f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fo:background-color="#1f1f1f" style:font-size-asian="12pt" style:font-size-complex="12p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1dc0df" fo:background-color="#1f1f1f" style:font-size-asian="12pt" style:font-size-complex="12p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25a97d" fo:background-color="#1f1f1f" style:font-size-asian="12pt" style:font-size-complex="12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266d3f" fo:background-color="#1f1f1f" style:font-size-asian="12pt" style:font-size-complex="12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fo:background-color="#1f1f1f" style:font-size-asian="12pt" style:font-size-complex="12pt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officeooo:paragraph-rsid="001edba4" fo:background-color="#1f1f1f" style:font-size-asian="12pt" style:font-size-complex="12pt"/>
    </style:style>
    <style:style style:name="P17" style:family="paragraph" style:parent-style-name="Standard">
      <style:paragraph-properties style:line-height-at-least="0.198in"/>
      <style:text-properties style:font-name="Liberation Mono" fo:font-size="12pt" style:font-size-asian="12pt" style:font-size-complex="12pt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style:font-size-asian="12pt" style:font-size-complex="12pt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officeooo:paragraph-rsid="001edba4" style:font-size-asian="12pt" style:font-size-complex="12p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679453" loext:opacity="100%" style:text-line-through-style="none" style:text-line-through-type="none" style:font-name="Liberation Mono" fo:font-size="12pt" fo:font-style="normal" style:text-underline-style="none" fo:font-weight="normal" officeooo:paragraph-rsid="001acb5c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679453" loext:opacity="100%" style:text-line-through-style="none" style:text-line-through-type="none" style:font-name="Liberation Mono" fo:font-size="12pt" fo:font-style="normal" style:text-underline-style="none" fo:font-weight="normal" officeooo:paragraph-rsid="0025a97d" style:text-blinking="false" fo:background-color="transparent" style:font-size-asian="12pt" style:font-size-complex="12pt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b73cb" fo:background-color="#1f1f1f" style:font-size-asian="12pt" style:font-size-complex="12pt"/>
    </style:style>
    <style:style style:name="T1" style:family="text">
      <style:text-properties fo:color="#4ec9b0" loext:opacity="100%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fo:font-weight="normal" fo:background-color="#1f1f1f" loext:char-shading-value="0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fo:font-weight="normal" fo:background-color="#1f1f1f" loext:char-shading-value="0"/>
    </style:style>
    <style:style style:name="T6" style:family="text">
      <style:text-properties fo:color="#4fc1ff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officeooo:rsid="00266d3f"/>
    </style:style>
    <style:style style:name="T9" style:family="text">
      <style:text-properties fo:color="#569cd6" loext:opacity="100%" officeooo:rsid="002cb0c2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fo:font-weight="normal" fo:background-color="#1f1f1f" loext:char-shading-value="0"/>
    </style:style>
    <style:style style:name="T12" style:family="text">
      <style:text-properties fo:color="#dcdcaa" loext:opacity="100%" style:font-size-asian="12pt" style:font-size-complex="12pt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officeooo:rsid="00266d3f"/>
    </style:style>
    <style:style style:name="T15" style:family="text">
      <style:text-properties fo:color="#ce9178" loext:opacity="100%" officeooo:rsid="00298a2f"/>
    </style:style>
    <style:style style:name="T16" style:family="text">
      <style:text-properties fo:color="#ce9178" loext:opacity="100%" style:font-size-asian="12pt" style:font-size-complex="12pt"/>
    </style:style>
    <style:style style:name="T17" style:family="text">
      <style:text-properties fo:color="#ce9178" loext:opacity="100%" officeooo:rsid="002cb0c2"/>
    </style:style>
    <style:style style:name="T18" style:family="text">
      <style:text-properties fo:color="#ce9178" loext:opacity="100%" officeooo:rsid="002e9e89"/>
    </style:style>
    <style:style style:name="T19" style:family="text">
      <style:text-properties fo:color="#ce9178" loext:opacity="100%" officeooo:rsid="00335f98"/>
    </style:style>
    <style:style style:name="T20" style:family="text">
      <style:text-properties fo:color="#ce9178" loext:opacity="100%" style:text-underline-style="solid" style:text-underline-width="auto" style:text-underline-color="font-color"/>
    </style:style>
    <style:style style:name="T21" style:family="text">
      <style:text-properties fo:color="#ce9178" loext:opacity="100%" style:text-underline-style="solid" style:text-underline-width="auto" style:text-underline-color="font-color" style:font-size-asian="12pt" style:font-size-complex="12pt"/>
    </style:style>
    <style:style style:name="T22" style:family="text">
      <style:text-properties fo:color="#ce9178" loext:opacity="100%" style:text-underline-style="solid" style:text-underline-width="auto" style:text-underline-color="font-color" officeooo:rsid="002e9e89"/>
    </style:style>
    <style:style style:name="T23" style:family="text">
      <style:text-properties fo:color="#b5cea8" loext:opacity="100%"/>
    </style:style>
    <style:style style:name="T24" style:family="text">
      <style:text-properties fo:font-variant="normal" fo:text-transform="none" fo:color="#4ec9b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5" style:family="text">
      <style:text-properties officeooo:rsid="00219c79"/>
    </style:style>
    <style:style style:name="T26" style:family="text">
      <style:text-properties officeooo:rsid="0025a97d"/>
    </style:style>
    <style:style style:name="T27" style:family="text">
      <style:text-properties fo:color="#9cdcfe" loext:opacity="100%" style:font-size-asian="12pt" style:font-size-complex="12pt"/>
    </style:style>
    <style:style style:name="T28" style:family="text">
      <style:text-properties fo:color="#d4d4d4" loext:opacity="100%" officeooo:rsid="002cb0c2"/>
    </style:style>
    <style:style style:name="T29" style:family="text">
      <style:text-properties style:font-size-asian="12pt" style:font-size-complex="12pt"/>
    </style:style>
    <style:style style:name="T30" style:family="text">
      <style:text-properties officeooo:rsid="0033ec1c"/>
    </style:style>
    <style:style style:name="T31" style:family="text">
      <style:text-properties style:text-underline-style="solid" style:text-underline-width="auto" style:text-underline-color="font-color" officeooo:rsid="00219c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# <text:span text:style-name="T30">Some </text:span><text:span text:style-name="T26">Applicant class exists</text:span></text:p>
      <text:p text:style-name="P1"><text:span text:style-name="T2">class</text:span> <text:span text:style-name="T1">Applicant</text:span>; <text:span text:style-name="T2">end</text:span></text:p>
      <text:p text:style-name="P17"/>
      <text:p text:style-name="P21"># ammar_shah_resume.rb</text:p>
      <text:p text:style-name="P1"><text:span text:style-name="T2">module</text:span> <text:span text:style-name="T1">AmmarShahResume</text:span></text:p>
      <text:p text:style-name="P1"><text:span text:style-name="T7"><text:s text:c="2"/>refine</text:span> <text:span text:style-name="T6">Applicant</text:span> <text:span text:style-name="T2">do</text:span></text:p>
      <text:p text:style-name="P2"><text:span text:style-name="T2"><text:tab/> <text:s/>def</text:span> <text:span text:style-name="T10">name</text:span></text:p>
      <text:p text:style-name="P11"><text:tab/> <text:s text:c="3"/>"Ammar Shah"</text:p>
      <text:p text:style-name="P15"><text:tab/> <text:s/>end</text:p>
      <text:p text:style-name="P17"/>
      <text:p text:style-name="P1"><text:span text:style-name="T2"><text:tab/> <text:s/>def</text:span> <text:span text:style-name="T10">title</text:span></text:p>
      <text:p text:style-name="P11"><text:tab/> <text:s text:c="3"/>"Senior Software Engineer"</text:p>
      <text:p text:style-name="P15"><text:tab/> <text:s/>end</text:p>
      <text:p text:style-name="P17"/>
      <text:p text:style-name="P1"><text:span text:style-name="T2"><text:tab/> <text:s/>def</text:span> <text:span text:style-name="T10">photo</text:span></text:p>
      <text:p text:style-name="P11"><text:s text:c="6"/>"<text:a xlink:type="simple" xlink:href="https://drive.google.com/file/d/1svqe2WllbX5Ae5TtbycydwEKVjFtJOuo" text:style-name="Source_20_Text" text:visited-style-name="Source_20_Text"><text:span text:style-name="T31">https://drive.google.com/file/d/1svqe2WllbX5Ae5TtbycydwEKVjFtJOuo</text:span></text:a>"</text:p>
      <text:p text:style-name="P15"><text:tab/> <text:s/>end</text:p>
      <text:p text:style-name="P17"/>
      <text:p text:style-name="P1"><text:span text:style-name="T2"><text:tab/> <text:s/>def</text:span> <text:span text:style-name="T10">about</text:span></text:p>
      <text:p text:style-name="P13"><text:tab/> <text:s text:c="3"/>"The only language I speak is 'What, When, Why, Which, How, etc.' because curiosity originates <text:tab/><text:tab/><text:tab/> questions, which leads to more curiosity, which leads to even more curiosity ... <text:span text:style-name="T26">which </text:span>has put me <text:tab/><text:tab/> on an endless learning roller coaster <text:span text:style-name="T26">that</text:span> I'm loving to ride because, fortunately, I was born <text:tab/><text:tab/><text:tab/> extremely curious."</text:p>
      <text:p text:style-name="P15"><text:s text:c="4"/>end</text:p>
      <text:p text:style-name="P17"/>
      <text:p text:style-name="P1"><text:span text:style-name="T2"><text:tab/> <text:s/>def</text:span> <text:span text:style-name="T10">profiles</text:span></text:p>
      <text:p text:style-name="P1"><text:tab/> <text:s text:c="3"/>[</text:p>
      <text:p text:style-name="P1"><text:tab/> <text:s text:c="5"/>{ <text:span text:style-name="T7">platform:</text:span> <text:span text:style-name="T13">"LinkedIn"</text:span>, <text:span text:style-name="T7">url:</text:span> <text:span text:style-name="T13">"</text:span><text:a xlink:type="simple" xlink:href="https://linkedin.com/in/ammarvellous" text:style-name="Source_20_Text" text:visited-style-name="Source_20_Text"><text:span text:style-name="T20">https://linkedin.com/in/ammarvellous</text:span></text:a><text:span text:style-name="T13">"</text:span> },</text:p>
      <text:p text:style-name="P1"><text:tab/><text:tab/> <text:s text:c="2"/>{ <text:span text:style-name="T7">platform:</text:span> <text:span text:style-name="T13">"GitHub"</text:span>, <text:s text:c="2"/><text:span text:style-name="T7">url:</text:span> <text:span text:style-name="T13">"</text:span><text:a xlink:type="simple" xlink:href="https://github.com/ammarshah" text:style-name="Source_20_Text" text:visited-style-name="Source_20_Text"><text:span text:style-name="T20">https://github.com/ammarshah</text:span></text:a><text:span text:style-name="T13">"</text:span> }</text:p>
      <text:p text:style-name="P1"><text:tab/> <text:s text:c="3"/>]</text:p>
      <text:p text:style-name="P15"><text:tab/> <text:s/>end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/>
      <text:p text:style-name="P18"/>
      <text:p text:style-name="P19"><text:soft-page-break/><text:span text:style-name="T3"><text:tab/> <text:s/>def</text:span><text:span text:style-name="T5"> </text:span><text:span text:style-name="T11">contact</text:span></text:p>
      <text:p text:style-name="P3"><text:tab/> <text:s text:c="3"/>{</text:p>
      <text:p text:style-name="P3"><text:span text:style-name="T7"><text:tab/> <text:s text:c="5"/>alg:</text:span> <text:s text:c="2"/><text:span text:style-name="T13">"HS256"</text:span>,</text:p>
      <text:p text:style-name="P1"><text:span text:style-name="T7"><text:tab/> <text:s text:c="5"/>typ:</text:span> <text:s text:c="2"/><text:span text:style-name="T13">"JWT"</text:span>,</text:p>
      <text:p text:style-name="P4"><text:span text:style-name="T7"><text:tab/> <text:s text:c="5"/>token: </text:span><text:span text:style-name="T13">"eyJhbGciOiJIUzI1NiIsInR5cCI6IkpXVCJ9.eyJlbWFpbCI6ImFtbWFyc2hhaDEyM0BnbWFpbC5jb20iLCJwaG9uZ</text:span></text:p>
      <text:p text:style-name="P12"><text:tab/> <text:s text:c="5"/>SI6Iis5Mi0zNDMtMjY0MDQyMSIsImFkZHJlc3MiOiJIb3VzZSBuby4gQi0xOSwgS0RBIFNjaGVtZSBuby4gMzYsIEd1bGlzdGF</text:p>
      <text:p text:style-name="P12"><text:tab/> <text:s text:c="5"/>uLWUtSmF1aGFyLCBCbG9jay0xMywgS2FyYWNoaSwgUGFraXN0YW4ifQ.TcR1IOFwv16BpqlGDBhpmG44bkZ9a6weOGoBQiBfJz</text:p>
      <text:p text:style-name="P14"><text:tab/> <text:s text:c="5"/>o"<text:span text:style-name="T4">,</text:span></text:p>
      <text:p text:style-name="P6"><text:span text:style-name="T7"><text:tab/> <text:s text:c="5"/></text:span><text:span text:style-name="T8">hint</text:span><text:span text:style-name="T7">:</text:span> <text:s/><text:span text:style-name="T13">"</text:span><text:span text:style-name="T14">You don't need to write code to decode this JWT token.</text:span><text:span text:style-name="T13">"</text:span></text:p>
      <text:p text:style-name="P1"><text:tab/><text:tab/> <text:s/>}</text:p>
      <text:p text:style-name="P16"><text:tab/> <text:s/>end</text:p>
      <text:p text:style-name="P17"/>
      <text:p text:style-name="P5"><text:span text:style-name="T2"><text:tab/> <text:s/>def</text:span> <text:span text:style-name="T10">education</text:span></text:p>
      <text:p text:style-name="P5"><text:tab/> <text:s text:c="3"/>[</text:p>
      <text:p text:style-name="P1"><text:tab/> <text:s text:c="5"/>{</text:p>
      <text:p text:style-name="P5"><text:span text:style-name="T7"><text:tab/> <text:s text:c="7"/>degree:</text:span> <text:s text:c="4"/><text:span text:style-name="T13">"Bachelor of Computer Science"</text:span>,</text:p>
      <text:p text:style-name="P5"><text:span text:style-name="T7"><text:tab/> <text:s text:c="7"/>university:</text:span> <text:span text:style-name="T13">"Federal Urdu University of Arts, Sciences &amp; Technology"</text:span>,</text:p>
      <text:p text:style-name="P5"><text:span text:style-name="T7"><text:tab/> <text:s text:c="7"/>location:</text:span> <text:s text:c="2"/><text:span text:style-name="T13">"Karachi, Pakistan"</text:span>,</text:p>
      <text:p text:style-name="P5"><text:span text:style-name="T7"><text:tab/> <text:s text:c="7"/>year:</text:span> <text:s text:c="6"/><text:span text:style-name="T23">2014</text:span>,</text:p>
      <text:p text:style-name="P5"><text:span text:style-name="T7"><text:tab/> <text:s text:c="7"/>cgpa:</text:span> <text:s text:c="6"/><text:span text:style-name="T23">3.07</text:span></text:p>
      <text:p text:style-name="P5"><text:tab/> <text:s text:c="5"/>}</text:p>
      <text:p text:style-name="P5"><text:tab/> <text:s text:c="3"/>]</text:p>
      <text:p text:style-name="P16"><text:tab/> <text:s/>end</text:p>
      <text:p text:style-name="P17"/>
      <text:p text:style-name="P1"><text:span text:style-name="T2"><text:tab/> <text:s/>def</text:span> <text:span text:style-name="T10">skills</text:span></text:p>
      <text:p text:style-name="P1"><text:tab/><text:tab/> {</text:p>
      <text:p text:style-name="P7"><text:span text:style-name="T13"><text:tab/><text:tab/> <text:s text:c="2"/>"Languages </text:span><text:span text:style-name="T15">&amp; Frameworks</text:span><text:span text:style-name="T13">"</text:span> <text:s text:c="3"/>=&gt; [ <text:span text:style-name="T13">"Ruby"</text:span>, <text:span text:style-name="T13">"</text:span><text:span text:style-name="T15">Ruby on Rails</text:span><text:span text:style-name="T13">"</text:span>, <text:span text:style-name="T13">"JavaScript"</text:span>,<text:span text:style-name="T13"> "Stimulus" </text:span>],</text:p>
      <text:p text:style-name="P5"><text:span text:style-name="T13"><text:tab/><text:tab/> <text:s text:c="2"/>"Frontend </text:span><text:span text:style-name="T15">&amp; Design</text:span><text:span text:style-name="T13">"</text:span> <text:s text:c="8"/>=&gt; [ <text:span text:style-name="T13">"HTML"</text:span>, <text:span text:style-name="T13">"CSS"</text:span>, <text:span text:style-name="T13">"Tailwind"</text:span>, <text:span text:style-name="T13">"Turbo"</text:span>, <text:span text:style-name="T13">"SVG" </text:span>],</text:p>
      <text:p text:style-name="P1"><text:span text:style-name="T13"><text:tab/><text:tab/> <text:s text:c="2"/>"Databases"</text:span> <text:s text:c="16"/>=&gt; [ <text:span text:style-name="T13">"PostgreSQL"</text:span>, <text:span text:style-name="T13">"MySQL"</text:span>, <text:span text:style-name="T13">"MongoDB"</text:span> ],</text:p>
      <text:p text:style-name="P1"><text:span text:style-name="T13"><text:tab/><text:tab/> <text:s text:c="2"/>"Testing"</text:span> <text:s text:c="18"/>=&gt; [ <text:span text:style-name="T13">"RSpec"</text:span>, <text:span text:style-name="T13">"Capybara"</text:span>, <text:span text:style-name="T13">"Cucumber"</text:span> ],</text:p>
      <text:p text:style-name="P1"><text:span text:style-name="T13"><text:tab/><text:tab/> <text:s text:c="2"/>"Containerization"</text:span> <text:s text:c="9"/>=&gt; [ <text:span text:style-name="T13">"Docker"</text:span> ],</text:p>
      <text:p text:style-name="P1"><text:span text:style-name="T13"><text:tab/><text:tab/> <text:s text:c="2"/>"</text:span><text:span text:style-name="T15">Cloud Providers</text:span><text:span text:style-name="T13">"</text:span> <text:s text:c="10"/>=&gt; [ <text:span text:style-name="T13">"DigitalOcean"</text:span>, <text:span text:style-name="T13">"Heroku"</text:span>, <text:span text:style-name="T13">"Render"</text:span> ],</text:p>
      <text:p text:style-name="P1"><text:span text:style-name="T13"><text:tab/><text:tab/> <text:s text:c="2"/>"CI/CD"</text:span> <text:s text:c="20"/>=&gt; [ <text:span text:style-name="T13">"CircleCI"</text:span>, <text:span text:style-name="T13">"Capistrano"</text:span> ],</text:p>
      <text:p text:style-name="P5"><text:span text:style-name="T13"><text:tab/><text:tab/> <text:s text:c="2"/>"Search Engines"</text:span> <text:s text:c="11"/>=&gt; [ <text:span text:style-name="T13">"MongoDB Atlas Search"</text:span> ],</text:p>
      <text:p text:style-name="P1"><text:span text:style-name="T13"><text:tab/><text:tab/> <text:s text:c="2"/>"Version Control"</text:span> <text:s text:c="10"/>=&gt; [ <text:span text:style-name="T13">"Git"</text:span> ],</text:p>
      <text:p text:style-name="P1"><text:span text:style-name="T13"><text:tab/><text:tab/> <text:s text:c="2"/>"Operating Systems"</text:span> <text:s text:c="8"/>=&gt; [ <text:span text:style-name="T13">"Ubuntu"</text:span>, <text:span text:style-name="T13">"Windows"</text:span> ],</text:p>
      <text:p text:style-name="P1"><text:soft-page-break/><text:span text:style-name="T13"><text:tab/><text:tab/> <text:s text:c="2"/>"API Architectures"</text:span> <text:s text:c="8"/>=&gt; [ <text:span text:style-name="T13">"REST API"</text:span> ],</text:p>
      <text:p text:style-name="P1"><text:span text:style-name="T13"><text:tab/><text:tab/> <text:s text:c="2"/>"Data Formats"</text:span> <text:s text:c="13"/>=&gt; [ <text:span text:style-name="T13">"JSON"</text:span>, <text:span text:style-name="T13">"XML"</text:span> ],</text:p>
      <text:p text:style-name="P1"><text:span text:style-name="T13"><text:tab/><text:tab/> <text:s text:c="2"/>"Storage Services"</text:span> <text:s text:c="9"/>=&gt; [ <text:span text:style-name="T13">"Amazon S3"</text:span> ],</text:p>
      <text:p text:style-name="P1"><text:span text:style-name="T13"><text:tab/><text:tab/> <text:s text:c="2"/>"Security"</text:span> <text:s text:c="17"/>=&gt; [ <text:span text:style-name="T13">"SSL Certificates"</text:span> ],</text:p>
      <text:p text:style-name="P1"><text:span text:style-name="T13"><text:tab/><text:tab/> <text:s text:c="2"/>"Background/</text:span><text:span text:style-name="T15">Recurring</text:span><text:span text:style-name="T13"> Jobs"</text:span> =&gt; [ <text:span text:style-name="T13">"Sidekiq"</text:span>, <text:span text:style-name="T13">"Delayed Job"</text:span>, <text:span text:style-name="T13">"</text:span><text:span text:style-name="T15">Sidekiq-</text:span><text:span text:style-name="T13">Cron"</text:span> ],</text:p>
      <text:p text:style-name="P1"><text:span text:style-name="T13"><text:tab/><text:tab/> <text:s text:c="2"/>"Project Management"</text:span> <text:s text:c="7"/>=&gt; [ <text:span text:style-name="T13">"Jira"</text:span>, <text:span text:style-name="T13">"Trello"</text:span> ]</text:p>
      <text:p text:style-name="P5"><text:tab/><text:tab/> }</text:p>
      <text:p text:style-name="P16"><text:tab/> <text:s/>end</text:p>
      <text:p text:style-name="P17"/>
      <text:p text:style-name="P1"><text:span text:style-name="T2"><text:tab/> <text:s/>def</text:span> <text:span text:style-name="T10">experience</text:span></text:p>
      <text:p text:style-name="P10"><text:span text:style-name="T12"><text:tab/> <text:s text:c="3"/></text:span><text:span text:style-name="T27">details_url</text:span><text:span text:style-name="T29"> = </text:span><text:span text:style-name="T16">"</text:span><text:a xlink:type="simple" xlink:href="https://www.linkedin.com/in/ammarvellous/details/experience" text:style-name="Source_20_Text" text:visited-style-name="Source_20_Text"><text:span text:style-name="T21">https://www.linkedin.com/in/ammarvellous/details/experience</text:span></text:a><text:span text:style-name="T16">"</text:span></text:p>
      <text:p text:style-name="P22"/>
      <text:p text:style-name="P1"><text:tab/><text:tab/> [</text:p>
      <text:p text:style-name="P1"><text:tab/><text:tab/> <text:s text:c="2"/>{</text:p>
      <text:p text:style-name="P1"><text:span text:style-name="T7"><text:tab/><text:tab/> <text:s text:c="4"/>title:</text:span> <text:s text:c="5"/><text:span text:style-name="T13">"Senior Software Engineer"</text:span>,</text:p>
      <text:p text:style-name="P5"><text:span text:style-name="T7"><text:tab/><text:tab/> <text:s text:c="4"/>company:</text:span> <text:s text:c="3"/><text:span text:style-name="T13">"Metamorph Digital"</text:span>,</text:p>
      <text:p text:style-name="P5"><text:span text:style-name="T7"><text:tab/><text:tab/> <text:s text:c="4"/>start_date:</text:span> <text:span text:style-name="T13">"May 2024"</text:span>,</text:p>
      <text:p text:style-name="P5"><text:span text:style-name="T7"><text:tab/><text:tab/> <text:s text:c="4"/>end_date:</text:span> <text:s text:c="2"/><text:span text:style-name="T13">"September 2024"</text:span>,</text:p>
      <text:p text:style-name="P8"><text:span text:style-name="T7"><text:tab/><text:tab/> <text:s text:c="4"/>details:</text:span> <text:s text:c="3"/><text:span text:style-name="T13">"</text:span><text:span text:style-name="T19">Please f</text:span><text:span text:style-name="T17">ind the details at </text:span><text:span text:style-name="T9">#{</text:span><text:span text:style-name="T28">details_url</text:span><text:span text:style-name="T9">}</text:span><text:span text:style-name="T13">"</text:span></text:p>
      <text:p text:style-name="P1"><text:tab/><text:tab/> <text:s text:c="2"/>},</text:p>
      <text:p text:style-name="P1"><text:tab/><text:tab/> <text:s text:c="2"/>{</text:p>
      <text:p text:style-name="P5"><text:span text:style-name="T7"><text:tab/><text:tab/> <text:s text:c="4"/>title:</text:span> <text:s text:c="5"/><text:span text:style-name="T13">"Senior Software Engineer"</text:span>,</text:p>
      <text:p text:style-name="P5"><text:span text:style-name="T7"><text:tab/><text:tab/> <text:s text:c="4"/>company:</text:span> <text:s text:c="3"/><text:span text:style-name="T13">"Cooperative Computing"</text:span>,</text:p>
      <text:p text:style-name="P5"><text:span text:style-name="T7"><text:tab/><text:tab/> <text:s text:c="4"/>start_date:</text:span> <text:span text:style-name="T13">"October 2022"</text:span>,</text:p>
      <text:p text:style-name="P5"><text:span text:style-name="T7"><text:tab/><text:tab/> <text:s text:c="4"/>end_date:</text:span> <text:s text:c="2"/><text:span text:style-name="T13">"March 2023"</text:span>,</text:p>
      <text:p text:style-name="P9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8">details_url</text:span><text:span text:style-name="T9">}</text:span><text:span text:style-name="T13">"</text:span></text:p>
      <text:p text:style-name="P1"><text:tab/><text:tab/> <text:s text:c="2"/>},</text:p>
      <text:p text:style-name="P5"><text:tab/><text:tab/> <text:s text:c="2"/>{</text:p>
      <text:p text:style-name="P5"><text:span text:style-name="T7"><text:tab/><text:tab/> <text:s text:c="4"/>title:</text:span> <text:s text:c="5"/><text:span text:style-name="T13">"Senior Software Engineer"</text:span>,</text:p>
      <text:p text:style-name="P5"><text:span text:style-name="T7"><text:tab/><text:tab/> <text:s text:c="4"/>company:</text:span> <text:s text:c="3"/><text:span text:style-name="T13">"Folio3"</text:span>,</text:p>
      <text:p text:style-name="P5"><text:span text:style-name="T7"><text:tab/><text:tab/> <text:s text:c="4"/>start_date:</text:span> <text:span text:style-name="T13">"January 2019"</text:span>,</text:p>
      <text:p text:style-name="P5"><text:span text:style-name="T7"><text:tab/><text:tab/> <text:s text:c="4"/>end_date:</text:span> <text:s text:c="2"/><text:span text:style-name="T13">"March 2021"</text:span>,</text:p>
      <text:p text:style-name="P9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8">details_url</text:span><text:span text:style-name="T9">}</text:span><text:span text:style-name="T13">"</text:span></text:p>
      <text:p text:style-name="P5"><text:tab/><text:tab/> <text:s text:c="2"/>},</text:p>
      <text:p text:style-name="P5"/>
      <text:p text:style-name="P5"/>
      <text:p text:style-name="P5"><text:soft-page-break/><text:tab/><text:tab/> <text:s text:c="2"/>{</text:p>
      <text:p text:style-name="P5"><text:span text:style-name="T7"><text:tab/><text:tab/> <text:s text:c="4"/>title:</text:span> <text:s text:c="5"/><text:span text:style-name="T13">"Software Engineer"</text:span>,</text:p>
      <text:p text:style-name="P5"><text:span text:style-name="T7"><text:tab/><text:tab/> <text:s text:c="4"/>company:</text:span> <text:s text:c="3"/><text:span text:style-name="T13">"Folio3"</text:span>,</text:p>
      <text:p text:style-name="P5"><text:span text:style-name="T7"><text:tab/><text:tab/> <text:s text:c="4"/>start_date:</text:span> <text:span text:style-name="T13">"May 2018"</text:span>,</text:p>
      <text:p text:style-name="P5"><text:span text:style-name="T7"><text:tab/><text:tab/> <text:s text:c="4"/>end_date:</text:span> <text:s text:c="2"/><text:span text:style-name="T13">"December 2018"</text:span>,</text:p>
      <text:p text:style-name="P9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8">details_url</text:span><text:span text:style-name="T9">}</text:span><text:span text:style-name="T13">"</text:span></text:p>
      <text:p text:style-name="P5"><text:tab/><text:tab/> <text:s text:c="2"/>},</text:p>
      <text:p text:style-name="P5"><text:tab/><text:tab/> <text:s text:c="2"/>{</text:p>
      <text:p text:style-name="P5"><text:span text:style-name="T7"><text:tab/><text:tab/> <text:s text:c="4"/>title:</text:span> <text:s text:c="5"/><text:span text:style-name="T13">"Software Engineer"</text:span>,</text:p>
      <text:p text:style-name="P5"><text:span text:style-name="T7"><text:tab/><text:tab/> <text:s text:c="4"/>company:</text:span> <text:s text:c="3"/><text:span text:style-name="T13">"Aradiom Pvt. Ltd."</text:span>,</text:p>
      <text:p text:style-name="P5"><text:span text:style-name="T7"><text:tab/><text:tab/> <text:s text:c="4"/>start_date:</text:span> <text:span text:style-name="T13">"April 2017"</text:span>,</text:p>
      <text:p text:style-name="P5"><text:span text:style-name="T7"><text:tab/><text:tab/> <text:s text:c="4"/>end_date:</text:span> <text:s text:c="2"/><text:span text:style-name="T13">"April 2018"</text:span>,</text:p>
      <text:p text:style-name="P9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8">details_url</text:span><text:span text:style-name="T9">}</text:span><text:span text:style-name="T13">"</text:span></text:p>
      <text:p text:style-name="P5"><text:tab/><text:tab/> <text:s text:c="2"/>},</text:p>
      <text:p text:style-name="P5"><text:tab/><text:tab/> <text:s text:c="2"/>{</text:p>
      <text:p text:style-name="P5"><text:span text:style-name="T7"><text:tab/><text:tab/> <text:s text:c="4"/>title:</text:span> <text:s text:c="5"/><text:span text:style-name="T13">"Software Engineer"</text:span>,</text:p>
      <text:p text:style-name="P5"><text:span text:style-name="T7"><text:tab/><text:tab/> <text:s text:c="4"/>company:</text:span> <text:s text:c="3"/><text:span text:style-name="T13">"Attribe Solutions"</text:span>,</text:p>
      <text:p text:style-name="P5"><text:span text:style-name="T7"><text:tab/><text:tab/> <text:s text:c="4"/>start_date:</text:span> <text:span text:style-name="T13">"October 2015"</text:span>,</text:p>
      <text:p text:style-name="P5"><text:span text:style-name="T7"><text:tab/><text:tab/> <text:s text:c="4"/>end_date:</text:span> <text:s text:c="2"/><text:span text:style-name="T13">"March 2017"</text:span>,</text:p>
      <text:p text:style-name="P9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8">details_url</text:span><text:span text:style-name="T9">}</text:span><text:span text:style-name="T13">"</text:span></text:p>
      <text:p text:style-name="P5"><text:tab/><text:tab/> <text:s text:c="2"/>},</text:p>
      <text:p text:style-name="P5"><text:tab/><text:tab/> <text:s text:c="2"/>{</text:p>
      <text:p text:style-name="P5"><text:span text:style-name="T7"><text:tab/><text:tab/> <text:s text:c="4"/>title:</text:span> <text:s text:c="5"/><text:span text:style-name="T13">"Junior Software Engineer"</text:span>,</text:p>
      <text:p text:style-name="P5"><text:span text:style-name="T7"><text:tab/><text:tab/> <text:s text:c="4"/>company:</text:span> <text:s text:c="3"/><text:span text:style-name="T13">"Attribe Solutions"</text:span>,</text:p>
      <text:p text:style-name="P5"><text:span text:style-name="T7"><text:tab/><text:tab/> <text:s text:c="4"/>start_date:</text:span> <text:span text:style-name="T13">"September 2014"</text:span>,</text:p>
      <text:p text:style-name="P5"><text:span text:style-name="T7"><text:tab/><text:tab/> <text:s text:c="4"/>end_date:</text:span> <text:s text:c="2"/><text:span text:style-name="T13">"September 2015"</text:span>,</text:p>
      <text:p text:style-name="P9"><text:span text:style-name="T7"><text:tab/><text:tab/> <text:s text:c="4"/>details:</text:span><text:span text:style-name="T13"> <text:s text:c="3"/>"</text:span><text:span text:style-name="T19">Please f</text:span><text:span text:style-name="T17">ind the details at </text:span><text:span text:style-name="T9">#{</text:span><text:span text:style-name="T28">details_url</text:span><text:span text:style-name="T9">}</text:span><text:span text:style-name="T13">"</text:span></text:p>
      <text:p text:style-name="P5"><text:tab/><text:tab/> <text:s text:c="2"/>}</text:p>
      <text:p text:style-name="P5"><text:tab/><text:tab/> ]</text:p>
      <text:p text:style-name="P16"><text:tab/> <text:s/>end</text:p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<text:span text:style-name="T2"><text:tab/> <text:s/>def</text:span> <text:span text:style-name="T10">personal_projects</text:span></text:p>
      <text:p text:style-name="P1"><text:tab/><text:tab/> [</text:p>
      <text:p text:style-name="P1"><text:tab/><text:tab/> <text:s text:c="2"/>{</text:p>
      <text:p text:style-name="P1"><text:span text:style-name="T7"><text:tab/><text:tab/> <text:s text:c="4"/>name:</text:span> <text:s text:c="11"/><text:span text:style-name="T13">"Todoer"</text:span>,</text:p>
      <text:p text:style-name="P5"><text:span text:style-name="T7"><text:tab/><text:tab/> <text:s text:c="4"/>description:</text:span> <text:s text:c="4"/><text:span text:style-name="T13">"A simple to-do list app."</text:span>,</text:p>
      <text:p text:style-name="P5"><text:span text:style-name="T7"><text:tab/><text:tab/> <text:s text:c="4"/>demo_url:</text:span> <text:s text:c="7"/><text:span text:style-name="T13">"</text:span><text:a xlink:type="simple" xlink:href="https://todoer-9s1j.onrender.com/" text:style-name="Source_20_Text" text:visited-style-name="Source_20_Text"><text:span text:style-name="T20">https://todoer-9s1j.onrender.com</text:span></text:a><text:span text:style-name="T13">"</text:span>,</text:p>
      <text:p text:style-name="P5"><text:span text:style-name="T7"><text:tab/><text:tab/> <text:s text:c="4"/>source_code_url:</text:span> <text:span text:style-name="T13">"</text:span><text:a xlink:type="simple" xlink:href="https://github.com/ammarshah/todoer" text:style-name="Source_20_Text" text:visited-style-name="Source_20_Text"><text:span text:style-name="T20">https://github.com/ammarshah/todoer</text:span></text:a><text:span text:style-name="T13">"</text:span></text:p>
      <text:p text:style-name="P5"><text:tab/><text:tab/> <text:s text:c="2"/>},</text:p>
      <text:p text:style-name="P5"><text:tab/><text:tab/> <text:s text:c="2"/>{</text:p>
      <text:p text:style-name="P5"><text:span text:style-name="T7"><text:tab/><text:tab/> <text:s text:c="4"/>name:</text:span> <text:s text:c="11"/><text:span text:style-name="T13">"Game Hub"</text:span>,</text:p>
      <text:p text:style-name="P5"><text:span text:style-name="T7"><text:tab/><text:tab/> <text:s text:c="4"/>description:</text:span> <text:s text:c="4"/><text:span text:style-name="T13">"Lists games using </text:span><text:a xlink:type="simple" xlink:href="https://rawg.io/" text:style-name="Source_20_Text" text:visited-style-name="Source_20_Text"><text:span text:style-name="T22">RAWG</text:span></text:a><text:span text:style-name="T13"> API."</text:span>,</text:p>
      <text:p text:style-name="P5"><text:span text:style-name="T7"><text:tab/><text:tab/> <text:s text:c="4"/>demo_url:</text:span> <text:s text:c="7"/><text:span text:style-name="T13">"</text:span><text:a xlink:type="simple" xlink:href="https://gamehub-ammarvellous.vercel.app/" text:style-name="Source_20_Text" text:visited-style-name="Source_20_Text"><text:span text:style-name="T20">https://gamehub-ammarvellous.vercel.app</text:span></text:a><text:span text:style-name="T13">"</text:span>,</text:p>
      <text:p text:style-name="P5"><text:span text:style-name="T7"><text:tab/><text:tab/> <text:s text:c="4"/>source_code_url:</text:span> <text:span text:style-name="T13">"</text:span><text:a xlink:type="simple" xlink:href="https://github.com/ammarshah/game_hub" text:style-name="Source_20_Text" text:visited-style-name="Source_20_Text"><text:span text:style-name="T20">https://github.com/ammarshah/game_hub</text:span></text:a><text:span text:style-name="T13">"</text:span></text:p>
      <text:p text:style-name="P5"><text:tab/><text:tab/> <text:s text:c="2"/>}</text:p>
      <text:p text:style-name="P5"><text:tab/> <text:s text:c="3"/>]</text:p>
      <text:p text:style-name="P15"><text:tab/> <text:s/>end</text:p>
      <text:p text:style-name="P16"><text:tab/>end</text:p>
      <text:p text:style-name="P16">end</text:p>
      <text:p text:style-name="P17"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>
        <style:tab-stops>
          <style:tab-stop style:position="0.2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fo:background-color="#1f1f1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f1f1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f1f1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27:50.206919523</meta:creation-date>
    <meta:print-date>2024-11-07T23:06:05.571340161</meta:print-date>
    <meta:printed-by>PDF files</meta:printed-by>
    <dc:date>2024-11-08T00:37:42.114076604</dc:date>
    <meta:editing-duration>PT3H30M7S</meta:editing-duration>
    <meta:editing-cycles>21</meta:editing-cycles>
    <meta:generator>LibreOffice/24.2.6.2$Linux_X86_64 LibreOffice_project/420$Build-2</meta:generator>
    <meta:document-statistic meta:table-count="0" meta:image-count="0" meta:object-count="0" meta:page-count="5" meta:paragraph-count="137" meta:word-count="473" meta:character-count="4751" meta:non-whitespace-character-count="3347"/>
  </office:meta>
</office:document-meta>
</file>